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071in"/>
    </style:style>
    <style:style style:name="co2" style:family="table-column">
      <style:table-column-properties fo:break-before="auto" style:column-width="0.3429in"/>
    </style:style>
    <style:style style:name="co3" style:family="table-column">
      <style:table-column-properties fo:break-before="auto" style:column-width="0.22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937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6.80000019073486pt" style:language-asian="none" style:country-asian="none" style:font-style-asian="normal" style:font-weight-asian="bold" style:font-name-complex="Liberation Serif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>
      <style:text-properties style:font-name="Liberation Mono"/>
    </style:style>
    <style:style style:name="ce5" style:family="table-cell" style:parent-style-name="Default">
      <style:text-properties style:font-name="Liberation Mono" fo:font-size="9pt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ext-properties fo:color="#000080" style:font-name="Liberation Mono1" style:text-underline-style="solid" style:text-underline-width="auto" style:text-underline-color="font-color" style:font-name-asian="Liberation Mono1" style:font-name-complex="Liberation Mono1"/>
    </style:style>
    <style:style style:name="ce8" style:family="table-cell" style:parent-style-name="Default">
      <style:text-properties style:font-name="Liberation Sans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hecklist for a GitHub Release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Chris Ahlstrom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2025-10-24 to 2025-10-2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.</text:p>
          </table:table-cell>
          <table:table-cell/>
          <table:table-cell office:value-type="string" calcext:value-type="string">
            <text:p>Verify the Release and Debug builds: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ormal (make)</text:p>
          </table:table-cell>
          <table:table-cell/>
          <table:table-cell office:value-type="string" calcext:value-type="string">
            <text:p>____ g++</text:p>
          </table:table-cell>
          <table:table-cell office:value-type="string" calcext:value-type="string">
            <text:p>____ clang++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LI (make)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Qt rtmidi and portmidi (qbuild.sh)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Windows</text:p>
          </table:table-cell>
          <table:table-cell/>
          <table:table-cell office:value-type="string" calcext:value-type="string">
            <text:p>____ Qtcreator</text:p>
          </table:table-cell>
          <table:table-cell office:value-type="string" calcext:value-type="string">
            <text:p>____ ba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</text:p>
          </table:table-cell>
          <table:table-cell/>
          <table:table-cell office:value-type="string" calcext:value-type="string">
            <text:p>Push all changes and additions to the working branch (e.g. “wip”)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.</text:p>
          </table:table-cell>
          <table:table-cell/>
          <table:table-cell office:value-type="string" calcext:value-type="string">
            <text:p>Check out the master branch and merge the working branch.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$ ./bootstrap –full-clean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$ git checkout master &amp;&amp; git merge wi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.</text:p>
          </table:table-cell>
          <table:table-cell/>
          <table:table-cell office:value-type="string" calcext:value-type="string">
            <text:p>Update version numbering:</text:p>
          </table:table-cell>
          <table:table-cell table:number-columns-repeated="2"/>
          <table:table-cell office:value-type="string" calcext:value-type="string">
            <text:p>___ configure.ac</text:p>
          </table:table-cell>
          <table:table-cell office:value-type="string" calcext:value-type="string">
            <text:p>____ VERSIO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___ README.md</text:p>
          </table:table-cell>
          <table:table-cell office:value-type="string" calcext:value-type="string">
            <text:p>____ NEW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____ data/readme.*</text:p>
          </table:table-cell>
          <table:table-cell/>
          <table:table-cell office:value-type="string" calcext:value-type="string">
            <text:p>____ include/qt/*</text:p>
          </table:table-cell>
          <table:table-cell/>
          <table:table-cell office:value-type="string" calcext:value-type="string">
            <text:p>____ REL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____ data/license.txt</text:p>
          </table:table-cell>
          <table:table-cell/>
          <table:table-cell office:value-type="string" calcext:value-type="string">
            <text:p>____ seq66-user-manua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____ Seq66Constants.nsh</text:p>
          </table:table-cell>
          <table:table-cell/>
          <table:table-cell office:value-type="string" calcext:value-type="string">
            <text:p>____ build_release_package.bat</text:p>
          </table:table-cell>
          <table:table-cell/>
          <table:table-cell office:value-type="string" calcext:value-type="string">
            <text:p>____ Seq66Setup.n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</text:p>
          </table:table-cell>
          <table:table-cell/>
          <table:table-cell office:value-type="string" calcext:value-type="string">
            <text:p>Do any qseq66 sample configuration files need updating?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.</text:p>
          </table:table-cell>
          <table:table-cell/>
          <table:table-cell office:value-type="string" calcext:value-type="string">
            <text:p>Repeat step 1. for the master branch, then go back and rebuild: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$ ./bootstrap –full-clean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$ ./bootstrap -er &amp;&amp; make -j 8 &amp;&gt; make.log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$ cd doc/latex &amp;&amp; mak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7.</text:p>
          </table:table-cell>
          <table:table-cell/>
          <table:table-cell office:value-type="string" calcext:value-type="string">
            <text:p>Remove temporary files from the data directo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8.</text:p>
          </table:table-cell>
          <table:table-cell/>
          <table:table-cell office:value-type="string" calcext:value-type="string">
            <text:p>In Windows (using Git Bash or CMD):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$ rm seq66-release-6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$ git pul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$ git checkout maste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:&gt; build_release_package.b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9.</text:p>
          </table:table-cell>
          <table:table-cell/>
          <table:table-cell office:value-type="string" calcext:value-type="string">
            <text:p>Copy the following files from the Windows drive to the Linux release directory: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 calcext:value-type="string">
            <text:p>- seq66-release-64/Seq66/qpseq66-releast-package-x64-0.99.xx.7z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 calcext:value-type="string">
            <text:p>- seq66/release/seq66-setup-x64-0.99.xx.ex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0.</text:p>
          </table:table-cell>
          <table:table-cell/>
          <table:table-cell office:value-type="string" calcext:value-type="string">
            <text:p>Update the change log and commit the release: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$ git2cl &gt; cl.tx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$ gvim -O cl.txt Changelog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$ git commi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<text:s text:c="3"/>(read RELNOTES into the commit message)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$ git pus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1.</text:p>
          </table:table-cell>
          <table:table-cell/>
          <table:table-cell office:value-type="string" calcext:value-type="string">
            <text:p>Get the HEAD checksum and create a version tag (“0.99.xx”)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$ git log (copy the checksum)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$ git tag -a 0.99.xx -m “Version 0.99.xx” abcdefg123456…..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$ git push origin –tag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2.</text:p>
          </table:table-cell>
          <table:table-cell/>
          <table:table-cell office:value-type="string" calcext:value-type="string">
            <text:p>On GitHub: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reate a named release including the version number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ead the RELNOTES file into the description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rag the files in Step 9 into the release area.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" office:value-type="string" calcext:value-type="string">
            <text:p>In the “Choose a tag” dropdown, selected the created tag, 0.99.xx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lick “<text:span text:style-name="T1">Set as latest release</text:span>”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lick “<text:span text:style-name="T1">Publish release</text:span>” and verify it shows on the main page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ollow up with any comments and issue closure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3.</text:p>
          </table:table-cell>
          <table:table-cell/>
          <table:table-cell table:style-name="ce7" office:value-type="string" calcext:value-type="string">
            <text:p><text:span text:style-name="T2"><text:a xlink:href="https://github.com/ahlstromcj/ahlstromcj.github.io/tree/main/docs/seq66" xlink:type="simple">https://github.com/ahlstromcj/ahlstromcj.github.io/tree/main/docs/seq66</text:a></text:span>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" office:value-type="string" calcext:value-type="string">
            <text:p>Upload the latest version of the PDF user manual and tutorial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/00/0000</text:date>, <text:time style:data-style-name="N2" text:time-value="11:44:14.9047215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12:14:39.295377295</meta:creation-date>
    <dc:date>2025-10-26T11:47:07.156034275</dc:date>
    <meta:editing-duration>PT1H15M27S</meta:editing-duration>
    <meta:editing-cycles>11</meta:editing-cycles>
    <meta:generator>LibreOffice/25.8.2.2$Linux_X86_64 LibreOffice_project/580$Build-2</meta:generator>
    <meta:print-date>2025-10-24T13:46:41.623780054</meta:print-date>
    <meta:document-statistic meta:table-count="1" meta:cell-count="76" meta:object-count="0"/>
  </office:meta>
</office:document-meta>
</file>